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33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3366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cm" svg:height="2.127cm" svg:x="12.178cm" svg:y="7.6cm">
          <text:p text:style-name="P1"><text:span text:style-name="T1">EP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34cm" svg:height="0.843cm" svg:x="13.618cm" svg:y="12.477cm">
          <text:p text:style-name="P1"><text:span text:style-name="T1">P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085cm" svg:y1="9.727cm" svg:x2="14.085cm" svg:y2="11.79cm">
          <text:p/>
        </draw:line>
        <draw:custom-shape draw:style-name="gr4" draw:text-style-name="P1" draw:layer="layout" svg:width="0.552cm" svg:height="0.552cm" svg:x="13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16T19:52:39</meta:creation-date>
    <dc:date>2013-06-09T00:00:50</dc:date>
    <meta:editing-duration>P0D</meta:editing-duration>
    <meta:editing-cycles>2</meta:editing-cycles>
    <meta:generator>LibreOffice/4.0.2.2$Linux_X86_64 LibreOffice_project/400m0$Build-2</meta:generator>
    <meta:document-statistic meta:object-count="27"/>
  </office:meta>
</office:document-meta>
</file>